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9.897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7.193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MT" fo:font-size="10pt" style:font-name-asian="ArialMT" style:font-name-complex="ArialMT" style:font-size-asian="10pt" style:font-size-complex="10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style-name="ce1" office:value-type="string" calcext:value-type="string">
            <text:p>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homme, 2 : fe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D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(cf. Note 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cf. Note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conversion après prise en charge en HP 2 : pas de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 : prise en charge RAAC 2 : pas de prise en charge RAAC RAAC : récupération améliorée après chirurg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 <text:s/>(en attente d arbitr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1 : oui, 2 : non blanc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A : &lt; <text:s/>à 3 interventions B : égale à 3 interventions C : &gt; à 3 interventions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9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Changement de ta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JJMMAAAA Signalement si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<text:span text:style-name="T1">ATTENTION, l</text:span><text:span text:style-name="T2">’extension </text:span><text:span text:style-name="T1">est obligatoire </text:span><text:span text:style-name="T2">lorsqu’</text:span><text:span text:style-name="T1">elle Existe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S1</text:p>
          </table:table-cell>
          <table:table-cell table:number-columns-repeated="11"/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46:55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SS_20_non_20_groupé_20_format_20_020" style:display-name="PageStyle_RSS non groupé format 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47:29.417000000</dc:date>
    <meta:editing-duration>PT1H48M40S</meta:editing-duration>
    <meta:editing-cycles>13</meta:editing-cycles>
    <meta:document-statistic meta:table-count="1" meta:cell-count="536" meta:object-count="0"/>
  </office:meta>
</office:document-meta>
</file>